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4-15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3-18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0-08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9-12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7-22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4-25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4-05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4-04 0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0-10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8-03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7-14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4-1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1-18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2-02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0-11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7-13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4-12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1-1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1-12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0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7-21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4-19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4-07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9321" calcext:value-type="float">
            <text:p>10.5693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8091034483" calcext:value-type="float">
            <text:p>10.585809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6629677419" calcext:value-type="float">
            <text:p>10.56466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56076" calcext:value-type="float">
            <text:p>10.52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75608" calcext:value-type="float">
            <text:p>10.55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19904" calcext:value-type="float">
            <text:p>10.64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4707096774" calcext:value-type="float">
            <text:p>10.72247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17621935484" calcext:value-type="float">
            <text:p>10.73176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7568" calcext:value-type="float">
            <text:p>10.72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69416774194" calcext:value-type="float">
            <text:p>10.60694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64532" calcext:value-type="float">
            <text:p>10.636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36043870968" calcext:value-type="float">
            <text:p>10.67360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41252413793" calcext:value-type="float">
            <text:p>10.724125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88009032258" calcext:value-type="float">
            <text:p>10.75880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31646451613" calcext:value-type="float">
            <text:p>10.79316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58864" calcext:value-type="float">
            <text:p>10.82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3646451613" calcext:value-type="float">
            <text:p>10.86936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1824" calcext:value-type="float">
            <text:p>10.90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1620645161" calcext:value-type="float">
            <text:p>10.96916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93009032258" calcext:value-type="float">
            <text:p>10.94930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0184" calcext:value-type="float">
            <text:p>10.86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83218181818" calcext:value-type="float">
            <text:p>10.81832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3148" calcext:value-type="float">
            <text:p>10.875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13367741936" calcext:value-type="float">
            <text:p>10.9413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09791428571" calcext:value-type="float">
            <text:p>10.99097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02781935484" calcext:value-type="float">
            <text:p>11.05027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32162580645" calcext:value-type="float">
            <text:p>11.08321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4144" calcext:value-type="float">
            <text:p>11.11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5720516129" calcext:value-type="float">
            <text:p>11.13572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2472" calcext:value-type="float">
            <text:p>11.1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75308387097" calcext:value-type="float">
            <text:p>11.11753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27535483871" calcext:value-type="float">
            <text:p>11.0927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54288" calcext:value-type="float">
            <text:p>11.02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56775483871" calcext:value-type="float">
            <text:p>10.8656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73795789474" calcext:value-type="float">
            <text:p>10.7973795789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50211612903" calcext:value-type="float">
            <text:p>10.82502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0635714286" calcext:value-type="float">
            <text:p>10.850063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90002580645" calcext:value-type="float">
            <text:p>10.87900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2020645161" calcext:value-type="float">
            <text:p>10.90820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0796" calcext:value-type="float">
            <text:p>10.94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76669677419" calcext:value-type="float">
            <text:p>10.97766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8756129032" calcext:value-type="float">
            <text:p>11.07387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55414193548" calcext:value-type="float">
            <text:p>11.00554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9584" calcext:value-type="float">
            <text:p>10.89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70916129032" calcext:value-type="float">
            <text:p>10.8970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634" calcext:value-type="float">
            <text:p>10.914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80921290323" calcext:value-type="float">
            <text:p>10.93809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8648888889" calcext:value-type="float">
            <text:p>10.969864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6044137931" calcext:value-type="float">
            <text:p>10.997604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508091252302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84" meta:object-count="0"/>
    <meta:user-defined meta:name="AppVersion">3.0</meta:user-defined>
  </office:meta>
</office:document-meta>
</file>